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24">
      <style:text-properties style:text-position=""/>
    </style:style>
    <style:style style:name="ce2" style:family="table-cell" style:parent-style-name="Default" style:data-style-name="N61">
      <style:text-properties style:text-position=""/>
    </style:style>
    <style:style style:name="ce3" style:family="table-cell" style:parent-style-name="Default" style:data-style-name="N3">
      <style:text-properties style:text-position=""/>
    </style:style>
    <style:style style:name="ce4" style:family="table-cell" style:parent-style-name="Default" style:data-style-name="N127">
      <style:text-properties style:text-position=""/>
    </style:style>
    <style:style style:name="ce5" style:family="table-cell" style:parent-style-name="Default" style:data-style-name="N127">
      <style:text-properties style:text-position="" style:font-name="Liberation Sans" style:font-name-asian="Noto Sans CJK SC Regular" style:font-name-complex="FreeSans"/>
    </style:style>
    <style:style style:name="ce6" style:family="table-cell" style:parent-style-name="Default" style:data-style-name="N124"/>
    <style:style style:name="ce7" style:family="table-cell" style:parent-style-name="Default" style:data-style-name="N61"/>
    <style:style style:name="ce8" style:family="table-cell" style:parent-style-name="Default" style:data-style-name="N3"/>
    <style:style style:name="ce9" style:family="table-cell" style:parent-style-name="Default" style:data-style-name="N127"/>
    <style:style style:name="ce10" style:family="table-cell" style:parent-style-name="Default" style:data-style-name="N127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TT</text:p>
          </table:table-cell>
          <table:table-cell table:style-name="Default" office:value-type="string" calcext:value-type="string">
            <text:p>% prev</text:p>
          </table:table-cell>
          <table:table-cell table:style-name="Default" office:value-type="string" calcext:value-type="string">
            <text:p>xsec</text:p>
          </table:table-cell>
          <table:table-cell office:value-type="string" calcext:value-type="string">
            <text:p>Wjets</text:p>
          </table:table-cell>
          <table:table-cell table:style-name="Default" office:value-type="string" calcext:value-type="string">
            <text:p>% prev</text:p>
          </table:table-cell>
          <table:table-cell table:style-name="Default" office:value-type="string" calcext:value-type="string">
            <text:p>xsec</text:p>
          </table:table-cell>
          <table:table-cell office:value-type="string" calcext:value-type="string">
            <text:p>260GeV</text:p>
          </table:table-cell>
          <table:table-cell table:style-name="Default" office:value-type="string" calcext:value-type="string">
            <text:p>% prev</text:p>
          </table:table-cell>
          <table:table-cell table:style-name="Default" office:value-type="string" calcext:value-type="string">
            <text:p>xsec</text:p>
          </table:table-cell>
          <table:table-cell office:value-type="string" calcext:value-type="string">
            <text:p>500GeV</text:p>
          </table:table-cell>
          <table:table-cell table:style-name="Default" office:value-type="string" calcext:value-type="string">
            <text:p>% prev</text:p>
          </table:table-cell>
          <table:table-cell table:style-name="Default" office:value-type="string" calcext:value-type="string">
            <text:p>xsec</text:p>
          </table:table-cell>
          <table:table-cell/>
          <table:table-cell table:style-name="Default" office:value-type="string" calcext:value-type="string">
            <text:p>260GeV</text:p>
          </table:table-cell>
          <table:table-cell table:style-name="Default"/>
          <table:table-cell table:style-name="Default" office:value-type="string" calcext:value-type="string">
            <text:p>500GeV</text:p>
          </table:table-cell>
          <table:table-cell table:style-name="Default"/>
          <table:table-cell office:value-type="string" calcext:value-type="string">
            <text:p>Luminosity</text:p>
          </table:table-cell>
        </table:table-row>
        <table:table-row table:style-name="ro1">
          <table:table-cell office:value-type="string" calcext:value-type="string">
            <text:p>skim cuts</text:p>
          </table:table-cell>
          <table:table-cell/>
          <table:table-cell table:style-name="Default"/>
          <table:table-cell table:style-name="Default" office:value-type="float" office:value="816" calcext:value-type="float">
            <text:p>816</text:p>
          </table:table-cell>
          <table:table-cell/>
          <table:table-cell table:style-name="Default"/>
          <table:table-cell table:style-name="Default" office:value-type="float" office:value="61526.7" calcext:value-type="float">
            <text:p>61526,7</text:p>
          </table:table-cell>
          <table:table-cell/>
          <table:table-cell table:style-name="Default"/>
          <table:table-cell table:style-name="Default" office:value-type="float" office:value="1.0005075368" calcext:value-type="float">
            <text:p>1,0005075368</text:p>
          </table:table-cell>
          <table:table-cell/>
          <table:table-cell table:style-name="Default"/>
          <table:table-cell table:style-name="Default" office:value-type="float" office:value="0.1715597927" calcext:value-type="float">
            <text:p>0,1715597927</text:p>
          </table:table-cell>
          <table:table-cell/>
          <table:table-cell table:style-name="Default" office:value-type="string" calcext:value-type="string">
            <text:p>s/bg</text:p>
          </table:table-cell>
          <table:table-cell table:style-name="Default" office:value-type="string" calcext:value-type="string">
            <text:p>s/sqrt(bg)</text:p>
          </table:table-cell>
          <table:table-cell table:style-name="Default" office:value-type="string" calcext:value-type="string">
            <text:p>s/bg</text:p>
          </table:table-cell>
          <table:table-cell table:style-name="Default" office:value-type="string" calcext:value-type="string">
            <text:p>s/sqrt(bg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9.2925926*10^7" office:value-type="float" office:value="92925926" calcext:value-type="float">
            <text:p>92925926</text:p>
          </table:table-cell>
          <table:table-cell table:formula="of:=[.B3]/[.B$3]" office:value-type="percentage" office:value="1" calcext:value-type="percentage">
            <text:p>100,0000%</text:p>
          </table:table-cell>
          <table:table-cell table:formula="of:=[.B3]/[.B$3]*[.D$2]*[.S$2]" office:value-type="float" office:value="81600" calcext:value-type="float">
            <text:p>8,16E+04</text:p>
          </table:table-cell>
          <table:table-cell table:formula="of:=4.750202*10^7" office:value-type="float" office:value="47502020" calcext:value-type="float">
            <text:p>47502020</text:p>
          </table:table-cell>
          <table:table-cell table:formula="of:=[.E3]/[.E$3]" office:value-type="percentage" office:value="1" calcext:value-type="percentage">
            <text:p>100,0000%</text:p>
          </table:table-cell>
          <table:table-cell table:formula="of:=[.E3]/[.E$3]*[.G$2]*[.$S$2]" office:value-type="float" office:value="6152670" calcext:value-type="float">
            <text:p>6,15E+06</text:p>
          </table:table-cell>
          <table:table-cell office:value-type="float" office:value="50000" calcext:value-type="float">
            <text:p>50000</text:p>
          </table:table-cell>
          <table:table-cell table:formula="of:=[.H3]/[.H$3]" office:value-type="percentage" office:value="1" calcext:value-type="percentage">
            <text:p>100,0000%</text:p>
          </table:table-cell>
          <table:table-cell table:formula="of:=[.H3]/[.H$3]*[.J$2]*[.$S$2]" office:value-type="float" office:value="100.05075368" calcext:value-type="float">
            <text:p>1,00E+02</text:p>
          </table:table-cell>
          <table:table-cell office:value-type="float" office:value="100000" calcext:value-type="float">
            <text:p>100000</text:p>
          </table:table-cell>
          <table:table-cell table:formula="of:=[.K3]/[.K$3]" office:value-type="percentage" office:value="1" calcext:value-type="percentage">
            <text:p>100,0000%</text:p>
          </table:table-cell>
          <table:table-cell table:formula="of:=[.K3]/[.K$3]*[.M$2]*[.S$2]" office:value-type="float" office:value="17.15597927" calcext:value-type="float">
            <text:p>1,72E+01</text:p>
          </table:table-cell>
          <table:table-cell/>
          <table:table-cell table:formula="of:=[.J3]/([.D3]+[.G3])" office:value-type="float" office:value="0.0000160485114824992" calcext:value-type="float">
            <text:p>0,00002</text:p>
          </table:table-cell>
          <table:table-cell table:formula="of:=[.J3]/SQRT([.D3]+[.G3])" office:value-type="float" office:value="0.0400707582816469" calcext:value-type="float">
            <text:p>0,04007</text:p>
          </table:table-cell>
          <table:table-cell table:formula="of:=[.M3]/([.D3]+[.G3])" office:value-type="float" office:value="0.00000275188262138149" calcext:value-type="float">
            <text:p>0,00000</text:p>
          </table:table-cell>
          <table:table-cell table:formula="of:=[.M3]/SQRT([.D3]+[.G3])" office:value-type="float" office:value="0.00687104367661087" calcext:value-type="float">
            <text:p>0,0068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9.2925926*10^7" office:value-type="float" office:value="92925926" calcext:value-type="float">
            <text:p>92925926</text:p>
          </table:table-cell>
          <table:table-cell table:formula="of:=[.B4]/[.B3]" office:value-type="percentage" office:value="1" calcext:value-type="percentage">
            <text:p>100,0000%</text:p>
          </table:table-cell>
          <table:table-cell table:formula="of:=[.B4]/[.B$3]*[.D$2]*[.S$2]" office:value-type="float" office:value="81600" calcext:value-type="float">
            <text:p>8,16E+04</text:p>
          </table:table-cell>
          <table:table-cell table:formula="of:=4.750202*10^7" office:value-type="float" office:value="47502020" calcext:value-type="float">
            <text:p>47502020</text:p>
          </table:table-cell>
          <table:table-cell table:formula="of:=[.E4]/[.E3]" office:value-type="percentage" office:value="1" calcext:value-type="percentage">
            <text:p>100,0000%</text:p>
          </table:table-cell>
          <table:table-cell table:formula="of:=[.E4]/[.E$3]*[.G$2]*[.$S$2]" office:value-type="float" office:value="6152670" calcext:value-type="float">
            <text:p>6,15E+06</text:p>
          </table:table-cell>
          <table:table-cell office:value-type="float" office:value="50000" calcext:value-type="float">
            <text:p>50000</text:p>
          </table:table-cell>
          <table:table-cell table:formula="of:=[.H4]/[.H3]" office:value-type="percentage" office:value="1" calcext:value-type="percentage">
            <text:p>100,0000%</text:p>
          </table:table-cell>
          <table:table-cell table:formula="of:=[.H4]/[.H$3]*[.J$2]*[.$S$2]" office:value-type="float" office:value="100.05075368" calcext:value-type="float">
            <text:p>1,00E+02</text:p>
          </table:table-cell>
          <table:table-cell office:value-type="float" office:value="100000" calcext:value-type="float">
            <text:p>100000</text:p>
          </table:table-cell>
          <table:table-cell table:formula="of:=[.K4]/[.K3]" office:value-type="percentage" office:value="1" calcext:value-type="percentage">
            <text:p>100,0000%</text:p>
          </table:table-cell>
          <table:table-cell table:formula="of:=[.K4]/[.K$3]*[.M$2]*[.S$2]" office:value-type="float" office:value="17.15597927" calcext:value-type="float">
            <text:p>1,72E+01</text:p>
          </table:table-cell>
          <table:table-cell/>
          <table:table-cell table:formula="of:=[.J4]/([.D4]+[.G4])" office:value-type="float" office:value="0.0000160485114824992" calcext:value-type="float">
            <text:p>0,00002</text:p>
          </table:table-cell>
          <table:table-cell table:formula="of:=[.J4]/SQRT([.D4]+[.G4])" office:value-type="float" office:value="0.0400707582816469" calcext:value-type="float">
            <text:p>0,04007</text:p>
          </table:table-cell>
          <table:table-cell table:formula="of:=[.M4]/([.D4]+[.G4])" office:value-type="float" office:value="0.00000275188262138149" calcext:value-type="float">
            <text:p>0,00000</text:p>
          </table:table-cell>
          <table:table-cell table:formula="of:=[.M4]/SQRT([.D4]+[.G4])" office:value-type="float" office:value="0.00687104367661087" calcext:value-type="float">
            <text:p>0,00687</text:p>
          </table:table-cell>
          <table:table-cell/>
        </table:table-row>
        <table:table-row table:style-name="ro1">
          <table:table-cell office:value-type="string" calcext:value-type="string">
            <text:p>at least 1 isolated muon</text:p>
          </table:table-cell>
          <table:table-cell table:formula="of:=1.340264*10^7" office:value-type="float" office:value="13402640" calcext:value-type="float">
            <text:p>13402640</text:p>
          </table:table-cell>
          <table:table-cell table:formula="of:=[.B5]/[.B4]" office:value-type="percentage" office:value="0.144229286453384" calcext:value-type="percentage">
            <text:p>14,4229%</text:p>
          </table:table-cell>
          <table:table-cell table:formula="of:=[.B5]/[.B$3]*[.D$2]*[.S$2]" office:value-type="float" office:value="11769.1097745962" calcext:value-type="float">
            <text:p>1,18E+04</text:p>
          </table:table-cell>
          <table:table-cell office:value-type="float" office:value="7453153" calcext:value-type="float">
            <text:p>7453153</text:p>
          </table:table-cell>
          <table:table-cell table:formula="of:=[.E5]/[.E4]" office:value-type="percentage" office:value="0.156901811754532" calcext:value-type="percentage">
            <text:p>15,6902%</text:p>
          </table:table-cell>
          <table:table-cell table:formula="of:=[.E5]/[.E$3]*[.G$2]*[.$S$2]" office:value-type="float" office:value="965365.070127754" calcext:value-type="float">
            <text:p>9,65E+05</text:p>
          </table:table-cell>
          <table:table-cell office:value-type="float" office:value="4621" calcext:value-type="float">
            <text:p>4621</text:p>
          </table:table-cell>
          <table:table-cell table:formula="of:=[.H5]/[.H4]" office:value-type="percentage" office:value="0.09242" calcext:value-type="percentage">
            <text:p>9,2420%</text:p>
          </table:table-cell>
          <table:table-cell table:formula="of:=[.H5]/[.H$3]*[.J$2]*[.$S$2]" office:value-type="float" office:value="9.2466906551056" calcext:value-type="float">
            <text:p>9,25E+00</text:p>
          </table:table-cell>
          <table:table-cell office:value-type="float" office:value="15862" calcext:value-type="float">
            <text:p>15862</text:p>
          </table:table-cell>
          <table:table-cell table:formula="of:=[.K5]/[.K4]" office:value-type="percentage" office:value="0.15862" calcext:value-type="percentage">
            <text:p>15,8620%</text:p>
          </table:table-cell>
          <table:table-cell table:formula="of:=[.K5]/[.K$3]*[.M$2]*[.S$2]" office:value-type="float" office:value="2.7212814318074" calcext:value-type="float">
            <text:p>2,72E+00</text:p>
          </table:table-cell>
          <table:table-cell/>
          <table:table-cell table:formula="of:=[.J5]/([.D5]+[.G5])" office:value-type="float" office:value="0.00000946307154666278" calcext:value-type="float">
            <text:p>0,00001</text:p>
          </table:table-cell>
          <table:table-cell table:formula="of:=[.J5]/SQRT([.D5]+[.G5])" office:value-type="float" office:value="0.00935425546150641" calcext:value-type="float">
            <text:p>0,00935</text:p>
          </table:table-cell>
          <table:table-cell table:formula="of:=[.M5]/([.D5]+[.G5])" office:value-type="float" office:value="0.00000278496186888003" calcext:value-type="float">
            <text:p>0,00000</text:p>
          </table:table-cell>
          <table:table-cell table:formula="of:=[.M5]/SQRT([.D5]+[.G5])" office:value-type="float" office:value="0.00275293752600288" calcext:value-type="float">
            <text:p>0,00275</text:p>
          </table:table-cell>
          <table:table-cell/>
        </table:table-row>
        <table:table-row table:style-name="ro1">
          <table:table-cell office:value-type="string" calcext:value-type="string">
            <text:p>at least 1 isolated(.5) tau (electron loose and muon tight – rejection)</text:p>
          </table:table-cell>
          <table:table-cell office:value-type="float" office:value="231432" calcext:value-type="float">
            <text:p>231432</text:p>
          </table:table-cell>
          <table:table-cell table:formula="of:=[.B6]/[.B5]" office:value-type="percentage" office:value="0.0172676427927632" calcext:value-type="percentage">
            <text:p>1,7268%</text:p>
          </table:table-cell>
          <table:table-cell table:formula="of:=[.B6]/[.B$3]*[.D$2]*[.S$2]" office:value-type="float" office:value="203.224783576545" calcext:value-type="float">
            <text:p>2,03E+02</text:p>
          </table:table-cell>
          <table:table-cell office:value-type="float" office:value="15917" calcext:value-type="float">
            <text:p>15917</text:p>
          </table:table-cell>
          <table:table-cell table:formula="of:=[.E6]/[.E5]" office:value-type="percentage" office:value="0.00213560623269105" calcext:value-type="percentage">
            <text:p>0,2136%</text:p>
          </table:table-cell>
          <table:table-cell table:formula="of:=[.E6]/[.E$3]*[.G$2]*[.$S$2]" office:value-type="float" office:value="2061.63966058707" calcext:value-type="float">
            <text:p>2,06E+03</text:p>
          </table:table-cell>
          <table:table-cell office:value-type="float" office:value="473" calcext:value-type="float">
            <text:p>473</text:p>
          </table:table-cell>
          <table:table-cell table:formula="of:=[.H6]/[.H5]" office:value-type="percentage" office:value="0.10235879679723" calcext:value-type="percentage">
            <text:p>10,2359%</text:p>
          </table:table-cell>
          <table:table-cell table:formula="of:=[.H6]/[.H$3]*[.J$2]*[.$S$2]" office:value-type="float" office:value="0.9464801298128" calcext:value-type="float">
            <text:p>9,46E-01</text:p>
          </table:table-cell>
          <table:table-cell office:value-type="float" office:value="1814" calcext:value-type="float">
            <text:p>1814</text:p>
          </table:table-cell>
          <table:table-cell table:formula="of:=[.K6]/[.K5]" office:value-type="percentage" office:value="0.114361366788551" calcext:value-type="percentage">
            <text:p>11,4361%</text:p>
          </table:table-cell>
          <table:table-cell table:formula="of:=[.K6]/[.K$3]*[.M$2]*[.S$2]" office:value-type="float" office:value="0.3112094639578" calcext:value-type="float">
            <text:p>3,11E-01</text:p>
          </table:table-cell>
          <table:table-cell/>
          <table:table-cell table:formula="of:=[.J6]/([.D6]+[.G6])" office:value-type="float" office:value="0.00041789703231547" calcext:value-type="float">
            <text:p>0,00042</text:p>
          </table:table-cell>
          <table:table-cell table:formula="of:=[.J6]/SQRT([.D6]+[.G6])" office:value-type="float" office:value="0.0198879671508762" calcext:value-type="float">
            <text:p>0,01989</text:p>
          </table:table-cell>
          <table:table-cell table:formula="of:=[.M6]/([.D6]+[.G6])" office:value-type="float" office:value="0.000137407545409512" calcext:value-type="float">
            <text:p>0,00014</text:p>
          </table:table-cell>
          <table:table-cell table:formula="of:=[.M6]/SQRT([.D6]+[.G6])" office:value-type="float" office:value="0.00653930642734008" calcext:value-type="float">
            <text:p>0,00654</text:p>
          </table:table-cell>
          <table:table-cell/>
        </table:table-row>
        <table:table-row table:style-name="ro1">
          <table:table-cell office:value-type="string" calcext:value-type="string">
            <text:p>at least 1 jets bb(20GeV and 2.7) tau(20GeV and 2.4)</text:p>
          </table:table-cell>
          <table:table-cell office:value-type="float" office:value="229772" calcext:value-type="float">
            <text:p>229772</text:p>
          </table:table-cell>
          <table:table-cell table:formula="of:=[.B7]/[.B6]" office:value-type="percentage" office:value="0.992827266756542" calcext:value-type="percentage">
            <text:p>99,2827%</text:p>
          </table:table-cell>
          <table:table-cell table:formula="of:=[.B7]/[.B$3]*[.D$2]*[.S$2]" office:value-type="float" office:value="201.767106415491" calcext:value-type="float">
            <text:p>2,02E+02</text:p>
          </table:table-cell>
          <table:table-cell office:value-type="float" office:value="8320" calcext:value-type="float">
            <text:p>8320</text:p>
          </table:table-cell>
          <table:table-cell table:formula="of:=[.E7]/[.E6]" office:value-type="percentage" office:value="0.522711566249921" calcext:value-type="percentage">
            <text:p>52,2712%</text:p>
          </table:table-cell>
          <table:table-cell table:formula="of:=[.E7]/[.E$3]*[.G$2]*[.$S$2]" office:value-type="float" office:value="1077.64289602842" calcext:value-type="float">
            <text:p>1,08E+03</text:p>
          </table:table-cell>
          <table:table-cell office:value-type="float" office:value="465" calcext:value-type="float">
            <text:p>465</text:p>
          </table:table-cell>
          <table:table-cell table:formula="of:=[.H7]/[.H6]" office:value-type="percentage" office:value="0.983086680761099" calcext:value-type="percentage">
            <text:p>98,3087%</text:p>
          </table:table-cell>
          <table:table-cell table:formula="of:=[.H7]/[.H$3]*[.J$2]*[.$S$2]" office:value-type="float" office:value="0.930472009224" calcext:value-type="float">
            <text:p>9,30E-01</text:p>
          </table:table-cell>
          <table:table-cell office:value-type="float" office:value="1809" calcext:value-type="float">
            <text:p>1809</text:p>
          </table:table-cell>
          <table:table-cell table:formula="of:=[.K7]/[.K6]" office:value-type="percentage" office:value="0.997243660418964" calcext:value-type="percentage">
            <text:p>99,7244%</text:p>
          </table:table-cell>
          <table:table-cell table:formula="of:=[.K7]/[.K$3]*[.M$2]*[.S$2]" office:value-type="float" office:value="0.3103516649943" calcext:value-type="float">
            <text:p>3,10E-01</text:p>
          </table:table-cell>
          <table:table-cell/>
          <table:table-cell table:formula="of:=[.J7]/([.D7]+[.G7])" office:value-type="float" office:value="0.000727266480210897" calcext:value-type="float">
            <text:p>0,00073</text:p>
          </table:table-cell>
          <table:table-cell table:formula="of:=[.J7]/SQRT([.D7]+[.G7])" office:value-type="float" office:value="0.0260134792575522" calcext:value-type="float">
            <text:p>0,02601</text:p>
          </table:table-cell>
          <table:table-cell table:formula="of:=[.M7]/([.D7]+[.G7])" office:value-type="float" office:value="0.000242574049289493" calcext:value-type="float">
            <text:p>0,00024</text:p>
          </table:table-cell>
          <table:table-cell table:formula="of:=[.M7]/SQRT([.D7]+[.G7])" office:value-type="float" office:value="0.00867659265388226" calcext:value-type="float">
            <text:p>0,00868</text:p>
          </table:table-cell>
          <table:table-cell/>
        </table:table-row>
        <table:table-row table:style-name="ro1">
          <table:table-cell office:value-type="string" calcext:value-type="string">
            <text:p>At least 2 jets – multiplicity and oposite signs (1 tau and 1 muon)</text:p>
          </table:table-cell>
          <table:table-cell office:value-type="float" office:value="166157" calcext:value-type="float">
            <text:p>166157</text:p>
          </table:table-cell>
          <table:table-cell table:formula="of:=[.B8]/[.B7]" office:value-type="percentage" office:value="0.723138589558345" calcext:value-type="percentage">
            <text:p>72,3139%</text:p>
          </table:table-cell>
          <table:table-cell table:formula="of:=[.B8]/[.B$3]*[.D$2]*[.S$2]" office:value-type="float" office:value="145.905580752566" calcext:value-type="float">
            <text:p>1,46E+02</text:p>
          </table:table-cell>
          <table:table-cell office:value-type="float" office:value="1896" calcext:value-type="float">
            <text:p>1896</text:p>
          </table:table-cell>
          <table:table-cell table:formula="of:=[.E8]/[.E7]" office:value-type="percentage" office:value="0.227884615384615" calcext:value-type="percentage">
            <text:p>22,7885%</text:p>
          </table:table-cell>
          <table:table-cell table:formula="of:=[.E8]/[.E$3]*[.G$2]*[.$S$2]" office:value-type="float" office:value="245.5782368834" calcext:value-type="float">
            <text:p>2,46E+02</text:p>
          </table:table-cell>
          <table:table-cell office:value-type="float" office:value="403" calcext:value-type="float">
            <text:p>403</text:p>
          </table:table-cell>
          <table:table-cell table:formula="of:=[.H8]/[.H7]" office:value-type="percentage" office:value="0.866666666666667" calcext:value-type="percentage">
            <text:p>86,6667%</text:p>
          </table:table-cell>
          <table:table-cell table:formula="of:=[.H8]/[.H$3]*[.J$2]*[.$S$2]" office:value-type="float" office:value="0.8064090746608" calcext:value-type="float">
            <text:p>8,06E-01</text:p>
          </table:table-cell>
          <table:table-cell office:value-type="float" office:value="1619" calcext:value-type="float">
            <text:p>1619</text:p>
          </table:table-cell>
          <table:table-cell table:formula="of:=[.K8]/[.K7]" office:value-type="percentage" office:value="0.894969596462134" calcext:value-type="percentage">
            <text:p>89,4970%</text:p>
          </table:table-cell>
          <table:table-cell table:formula="of:=[.K8]/[.K$3]*[.M$2]*[.S$2]" office:value-type="float" office:value="0.2777553043813" calcext:value-type="float">
            <text:p>2,78E-01</text:p>
          </table:table-cell>
          <table:table-cell/>
          <table:table-cell table:formula="of:=[.J8]/([.D8]+[.G8])" office:value-type="float" office:value="0.0020598784377102" calcext:value-type="float">
            <text:p>0,00206</text:p>
          </table:table-cell>
          <table:table-cell table:formula="of:=[.J8]/SQRT([.D8]+[.G8])" office:value-type="float" office:value="0.0407566517867651" calcext:value-type="float">
            <text:p>0,04076</text:p>
          </table:table-cell>
          <table:table-cell table:formula="of:=[.M8]/([.D8]+[.G8])" office:value-type="float" office:value="0.000709493705406694" calcext:value-type="float">
            <text:p>0,00071</text:p>
          </table:table-cell>
          <table:table-cell table:formula="of:=[.M8]/SQRT([.D8]+[.G8])" office:value-type="float" office:value="0.0140380069846774" calcext:value-type="float">
            <text:p>0,01404</text:p>
          </table:table-cell>
          <table:table-cell/>
        </table:table-row>
        <table:table-row table:style-name="ro1">
          <table:table-cell office:value-type="string" calcext:value-type="string">
            <text:p>b_#_csv&gt;0.8</text:p>
          </table:table-cell>
          <table:table-cell office:value-type="float" office:value="56150" calcext:value-type="float">
            <text:p>56150</text:p>
          </table:table-cell>
          <table:table-cell table:formula="of:=[.B9]/[.B8]" office:value-type="percentage" office:value="0.337933400338234" calcext:value-type="percentage">
            <text:p>33,7933%</text:p>
          </table:table-cell>
          <table:table-cell table:formula="of:=[.B9]/[.B$3]*[.D$2]*[.S$2]" office:value-type="float" office:value="49.3063690320396" calcext:value-type="float">
            <text:p>4,93E+01</text:p>
          </table:table-cell>
          <table:table-cell office:value-type="float" office:value="6" calcext:value-type="float">
            <text:p>6</text:p>
          </table:table-cell>
          <table:table-cell table:formula="of:=[.E9]/[.E8]" office:value-type="percentage" office:value="0.00316455696202532" calcext:value-type="percentage">
            <text:p>0,3165%</text:p>
          </table:table-cell>
          <table:table-cell table:formula="of:=[.E9]/[.E$3]*[.G$2]*[.$S$2]" office:value-type="float" office:value="0.777146319251266" calcext:value-type="float">
            <text:p>7,77E-01</text:p>
          </table:table-cell>
          <table:table-cell office:value-type="float" office:value="139" calcext:value-type="float">
            <text:p>139</text:p>
          </table:table-cell>
          <table:table-cell table:formula="of:=[.H9]/[.H8]" office:value-type="percentage" office:value="0.344913151364764" calcext:value-type="percentage">
            <text:p>34,4913%</text:p>
          </table:table-cell>
          <table:table-cell table:formula="of:=[.H9]/[.H$3]*[.J$2]*[.$S$2]" office:value-type="float" office:value="0.2781410952304" calcext:value-type="float">
            <text:p>2,78E-01</text:p>
          </table:table-cell>
          <table:table-cell office:value-type="float" office:value="617" calcext:value-type="float">
            <text:p>617</text:p>
          </table:table-cell>
          <table:table-cell table:formula="of:=[.K9]/[.K8]" office:value-type="percentage" office:value="0.381099444101297" calcext:value-type="percentage">
            <text:p>38,1099%</text:p>
          </table:table-cell>
          <table:table-cell table:formula="of:=[.K9]/[.K$3]*[.M$2]*[.S$2]" office:value-type="float" office:value="0.1058523920959" calcext:value-type="float">
            <text:p>1,06E-01</text:p>
          </table:table-cell>
          <table:table-cell/>
          <table:table-cell table:formula="of:=[.J9]/([.D9]+[.G9])" office:value-type="float" office:value="0.00555354577807668" calcext:value-type="float">
            <text:p>0,00555</text:p>
          </table:table-cell>
          <table:table-cell table:formula="of:=[.J9]/SQRT([.D9]+[.G9])" office:value-type="float" office:value="0.0393022811694997" calcext:value-type="float">
            <text:p>0,03930</text:p>
          </table:table-cell>
          <table:table-cell table:formula="of:=[.M9]/([.D9]+[.G9])" office:value-type="float" office:value="0.00211351761859048" calcext:value-type="float">
            <text:p>0,00211</text:p>
          </table:table-cell>
          <table:table-cell table:formula="of:=[.M9]/SQRT([.D9]+[.G9])" office:value-type="float" office:value="0.0149573024193747" calcext:value-type="float">
            <text:p>0,01496</text:p>
          </table:table-cell>
          <table:table-cell/>
        </table:table-row>
        <table:table-row table:style-name="ro1">
          <table:table-cell office:value-type="string" calcext:value-type="string">
            <text:p>&lt;m_fit&lt;</text:p>
          </table:table-cell>
          <table:table-cell office:value-type="float" office:value="8672" calcext:value-type="float">
            <text:p>8672</text:p>
          </table:table-cell>
          <table:table-cell table:formula="of:=[.B10]/[.B9]" office:value-type="percentage" office:value="0.154443455031167" calcext:value-type="percentage">
            <text:p>15,4443%</text:p>
          </table:table-cell>
          <table:table-cell table:formula="of:=[.B10]/[.B$3]*[.D$2]*[.S$2]" office:value-type="float" office:value="7.6150459883499" calcext:value-type="float">
            <text:p>7,62E+00</text:p>
          </table:table-cell>
          <table:table-cell office:value-type="float" office:value="0" calcext:value-type="float">
            <text:p>0</text:p>
          </table:table-cell>
          <table:table-cell table:formula="of:=[.E10]/[.E9]" office:value-type="percentage" office:value="0" calcext:value-type="percentage">
            <text:p>0,0000%</text:p>
          </table:table-cell>
          <table:table-cell table:formula="of:=[.E10]/[.E$3]*[.G$2]*[.$S$2]" office:value-type="float" office:value="0" calcext:value-type="float">
            <text:p>0,00E+00</text:p>
          </table:table-cell>
          <table:table-cell office:value-type="float" office:value="95" calcext:value-type="float">
            <text:p>95</text:p>
          </table:table-cell>
          <table:table-cell table:formula="of:=[.H10]/[.H9]" office:value-type="percentage" office:value="0.683453237410072" calcext:value-type="percentage">
            <text:p>68,3453%</text:p>
          </table:table-cell>
          <table:table-cell table:formula="of:=[.H10]/[.H$3]*[.J$2]*[.$S$2]" office:value-type="float" office:value="0.190096431992" calcext:value-type="float">
            <text:p>1,90E-01</text:p>
          </table:table-cell>
          <table:table-cell office:value-type="float" office:value="416" calcext:value-type="float">
            <text:p>416</text:p>
          </table:table-cell>
          <table:table-cell table:formula="of:=[.K10]/[.K9]" office:value-type="percentage" office:value="0.674230145867099" calcext:value-type="percentage">
            <text:p>67,4230%</text:p>
          </table:table-cell>
          <table:table-cell table:formula="of:=[.K10]/[.K$3]*[.M$2]*[.S$2]" office:value-type="float" office:value="0.0713688737632" calcext:value-type="float">
            <text:p>7,14E-02</text:p>
          </table:table-cell>
          <table:table-cell/>
          <table:table-cell table:formula="of:=[.J10]/([.D10]+[.G10])" office:value-type="float" office:value="0.0249632677573877" calcext:value-type="float">
            <text:p>0,02496</text:p>
          </table:table-cell>
          <table:table-cell table:formula="of:=[.J10]/SQRT([.D10]+[.G10])" office:value-type="float" office:value="0.0688870679557517" calcext:value-type="float">
            <text:p>0,06889</text:p>
          </table:table-cell>
          <table:table-cell table:formula="of:=[.M10]/([.D10]+[.G10])" office:value-type="float" office:value="0.00937208703301146" calcext:value-type="float">
            <text:p>0,00937</text:p>
          </table:table-cell>
          <table:table-cell table:formula="of:=[.M10]/SQRT([.D10]+[.G10])" office:value-type="float" office:value="0.0258626235397092" calcext:value-type="float">
            <text:p>0,02586</text:p>
          </table:table-cell>
          <table:table-cell/>
        </table:table-row>
        <table:table-row table:style-name="ro1">
          <table:table-cell office:value-type="string" calcext:value-type="string">
            <text:p>paper(mass_fit)</text:p>
          </table:table-cell>
          <table:table-cell office:value-type="float" office:value="6878" calcext:value-type="float">
            <text:p>6878</text:p>
          </table:table-cell>
          <table:table-cell table:formula="of:=[.B11]/[.B10]" office:value-type="percentage" office:value="0.793127306273063" calcext:value-type="percentage">
            <text:p>79,3127%</text:p>
          </table:table-cell>
          <table:table-cell table:formula="of:=[.B11]/[.B$3]*[.D$2]*[.S$2]" office:value-type="float" office:value="6.03970091188545" calcext:value-type="float">
            <text:p>6,04E+00</text:p>
          </table:table-cell>
          <table:table-cell office:value-type="float" office:value="0" calcext:value-type="float">
            <text:p>0</text:p>
          </table:table-cell>
          <table:table-cell table:formula="of:=[.E11]/[.E10]" office:value-type="string" office:string-value="" calcext:value-type="error">
            <text:p>#DIV/0!</text:p>
          </table:table-cell>
          <table:table-cell table:formula="of:=[.E11]/[.E$3]*[.G$2]*[.$S$2]" office:value-type="float" office:value="0" calcext:value-type="float">
            <text:p>0,00E+00</text:p>
          </table:table-cell>
          <table:table-cell office:value-type="float" office:value="87" calcext:value-type="float">
            <text:p>87</text:p>
          </table:table-cell>
          <table:table-cell table:formula="of:=[.H11]/[.H10]" office:value-type="percentage" office:value="0.91578947368421" calcext:value-type="percentage">
            <text:p>91,5789%</text:p>
          </table:table-cell>
          <table:table-cell table:formula="of:=[.H11]/[.H$3]*[.J$2]*[.$S$2]" office:value-type="float" office:value="0.1740883114032" calcext:value-type="float">
            <text:p>1,74E-01</text:p>
          </table:table-cell>
          <table:table-cell office:value-type="float" office:value="405" calcext:value-type="float">
            <text:p>405</text:p>
          </table:table-cell>
          <table:table-cell table:formula="of:=[.K11]/[.K10]" office:value-type="percentage" office:value="0.973557692307692" calcext:value-type="percentage">
            <text:p>97,3558%</text:p>
          </table:table-cell>
          <table:table-cell table:formula="of:=[.K11]/[.K$3]*[.M$2]*[.S$2]" office:value-type="float" office:value="0.0694817160435" calcext:value-type="float">
            <text:p>6,95E-02</text:p>
          </table:table-cell>
          <table:table-cell/>
          <table:table-cell table:formula="of:=[.J11]/([.D11]+[.G11])" office:value-type="float" office:value="0.0288239954168283" calcext:value-type="float">
            <text:p>0,02882</text:p>
          </table:table-cell>
          <table:table-cell table:formula="of:=[.J11]/SQRT([.D11]+[.G11])" office:value-type="float" office:value="0.0708372831918985" calcext:value-type="float">
            <text:p>0,07084</text:p>
          </table:table-cell>
          <table:table-cell table:formula="of:=[.M11]/([.D11]+[.G11])" office:value-type="float" office:value="0.0115041650335314" calcext:value-type="float">
            <text:p>0,01150</text:p>
          </table:table-cell>
          <table:table-cell table:formula="of:=[.M11]/SQRT([.D11]+[.G11])" office:value-type="float" office:value="0.0282724093097385" calcext:value-type="float">
            <text:p>0,02827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aper(mass_fit) &amp; csv</text:p>
          </table:table-cell>
          <table:table-cell office:value-type="float" office:value="8381" calcext:value-type="float">
            <text:p>8381</text:p>
          </table:table-cell>
          <table:table-cell/>
          <table:table-cell table:formula="of:=[.B14]/[.B$3]*[.D$2]*[.S$2]" office:value-type="float" office:value="7.35951342577958" calcext:value-type="float">
            <text:p>7,36E+0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formula="of:=[.E14]/[.E$3]*[.G$2]*[.$S$2]" office:value-type="float" office:value="0" calcext:value-type="float">
            <text:p>0,00E+00</text:p>
          </table:table-cell>
          <table:table-cell office:value-type="float" office:value="102" calcext:value-type="float">
            <text:p>102</text:p>
          </table:table-cell>
          <table:table-cell table:style-name="Default"/>
          <table:table-cell table:formula="of:=[.H14]/[.H$3]*[.J$2]*[.$S$2]" office:value-type="float" office:value="0.2041035375072" calcext:value-type="float">
            <text:p>2,04E-01</text:p>
          </table:table-cell>
          <table:table-cell office:value-type="float" office:value="453" calcext:value-type="float">
            <text:p>453</text:p>
          </table:table-cell>
          <table:table-cell table:style-name="Default"/>
          <table:table-cell table:formula="of:=[.K14]/[.K$3]*[.M$2]*[.S$2]" office:value-type="float" office:value="0.0777165860931" calcext:value-type="float">
            <text:p>7,77E-02</text:p>
          </table:table-cell>
          <table:table-cell/>
          <table:table-cell table:formula="of:=[.J14]/([.D14]+[.G14])" office:value-type="float" office:value="0.0277332923658033" calcext:value-type="float">
            <text:p>0,02773</text:p>
          </table:table-cell>
          <table:table-cell table:formula="of:=[.J14]/SQRT([.D14]+[.G14])" office:value-type="float" office:value="0.0752360490628122" calcext:value-type="float">
            <text:p>0,07524</text:p>
          </table:table-cell>
          <table:table-cell table:formula="of:=[.M14]/([.D14]+[.G14])" office:value-type="float" office:value="0.0105600168919955" calcext:value-type="float">
            <text:p>0,01056</text:p>
          </table:table-cell>
          <table:table-cell table:formula="of:=[.M14]/SQRT([.D14]+[.G14])" office:value-type="float" office:value="0.028647660671185" calcext:value-type="float">
            <text:p>0,0286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&lt;m&lt;</text:p>
          </table:table-cell>
          <table:table-cell office:value-type="float" office:value="9157" calcext:value-type="float">
            <text:p>9157</text:p>
          </table:table-cell>
          <table:table-cell/>
          <table:table-cell table:formula="of:=[.B17]/[.B$3]*[.D$2]*[.S$2]" office:value-type="float" office:value="8.04093359263377" calcext:value-type="float">
            <text:p>8,04E+0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7]/[.E$3]*[.G$2]*[.$S$2]" office:value-type="float" office:value="0.129524386541878" calcext:value-type="float">
            <text:p>1,30E-01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H17]/[.H$3]*[.J$2]*[.$S$2]" office:value-type="float" office:value="0.1840933867712" calcext:value-type="float">
            <text:p>1,84E-01</text:p>
          </table:table-cell>
          <table:table-cell office:value-type="float" office:value="338" calcext:value-type="float">
            <text:p>338</text:p>
          </table:table-cell>
          <table:table-cell/>
          <table:table-cell table:formula="of:=[.K17]/[.K$3]*[.M$2]*[.S$2]" office:value-type="float" office:value="0.0579872099326" calcext:value-type="float">
            <text:p>5,80E-02</text:p>
          </table:table-cell>
          <table:table-cell/>
          <table:table-cell table:formula="of:=[.J17]/([.D17]+[.G17])" office:value-type="float" office:value="0.0225315872427722" calcext:value-type="float">
            <text:p>0,02253</text:p>
          </table:table-cell>
          <table:table-cell table:formula="of:=[.J17]/SQRT([.D17]+[.G17])" office:value-type="float" office:value="0.0644043182158828" calcext:value-type="float">
            <text:p>0,06440</text:p>
          </table:table-cell>
          <table:table-cell table:formula="of:=[.M17]/([.D17]+[.G17])" office:value-type="float" office:value="0.00709717987417525" calcext:value-type="float">
            <text:p>0,00710</text:p>
          </table:table-cell>
          <table:table-cell table:formula="of:=[.M17]/SQRT([.D17]+[.G17])" office:value-type="float" office:value="0.020286588162952" calcext:value-type="float">
            <text:p>0,02029</text:p>
          </table:table-cell>
          <table:table-cell/>
        </table:table-row>
        <table:table-row table:style-name="ro1">
          <table:table-cell office:value-type="string" calcext:value-type="string">
            <text:p>paper(mass)</text:p>
          </table:table-cell>
          <table:table-cell office:value-type="float" office:value="6780" calcext:value-type="float">
            <text:p>6780</text:p>
          </table:table-cell>
          <table:table-cell/>
          <table:table-cell table:formula="of:=[.B18]/[.B$3]*[.D$2]*[.S$2]" office:value-type="float" office:value="5.95364527225696" calcext:value-type="float">
            <text:p>5,95E+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8]/[.E$3]*[.G$2]*[.$S$2]" office:value-type="float" office:value="0" calcext:value-type="float">
            <text:p>0,00E+0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H18]/[.H$3]*[.J$2]*[.$S$2]" office:value-type="float" office:value="0.170086281256" calcext:value-type="float">
            <text:p>1,70E-01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[.K18]/[.K$3]*[.M$2]*[.S$2]" office:value-type="float" office:value="0.0543844542859" calcext:value-type="float">
            <text:p>5,44E-02</text:p>
          </table:table-cell>
          <table:table-cell/>
          <table:table-cell table:formula="of:=[.J18]/([.D18]+[.G18])" office:value-type="float" office:value="0.0285684271531216" calcext:value-type="float">
            <text:p>0,02857</text:p>
          </table:table-cell>
          <table:table-cell table:formula="of:=[.J18]/SQRT([.D18]+[.G18])" office:value-type="float" office:value="0.069707227285321" calcext:value-type="float">
            <text:p>0,06971</text:p>
          </table:table-cell>
          <table:table-cell table:formula="of:=[.M18]/([.D18]+[.G18])" office:value-type="float" office:value="0.00913464806835619" calcext:value-type="float">
            <text:p>0,00913</text:p>
          </table:table-cell>
          <table:table-cell table:formula="of:=[.M18]/SQRT([.D18]+[.G18])" office:value-type="float" office:value="0.0222886260296884" calcext:value-type="float">
            <text:p>0,02229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paper(mass) &amp; no csv</text:p>
          </table:table-cell>
          <table:table-cell office:value-type="float" office:value="22871" calcext:value-type="float">
            <text:p>22871</text:p>
          </table:table-cell>
          <table:table-cell/>
          <table:table-cell table:formula="of:=[.B23]/[.B$3]*[.D$2]" office:value-type="float" office:value="0.200834544279925" calcext:value-type="float">
            <text:p>2,01E-01</text:p>
          </table:table-cell>
          <table:table-cell office:value-type="float" office:value="278" calcext:value-type="float">
            <text:p>278</text:p>
          </table:table-cell>
          <table:table-cell/>
          <table:table-cell table:formula="of:=[.E23]/[.E$3]*[.G$2]" office:value-type="float" office:value="0.36007779458642" calcext:value-type="float">
            <text:p>3,60E-01</text:p>
          </table:table-cell>
          <table:table-cell office:value-type="float" office:value="219" calcext:value-type="float">
            <text:p>219</text:p>
          </table:table-cell>
          <table:table-cell/>
          <table:table-cell table:formula="of:=[.H23]/[.H$3]*[.J$2]" office:value-type="float" office:value="0.004382223011184" calcext:value-type="float">
            <text:p>4,38E-03</text:p>
          </table:table-cell>
          <table:table-cell office:value-type="float" office:value="695" calcext:value-type="float">
            <text:p>695</text:p>
          </table:table-cell>
          <table:table-cell/>
          <table:table-cell table:formula="of:=[.K23]/[.K$3]*[.M$2]" office:value-type="float" office:value="0.001192340559265" calcext:value-type="float">
            <text:p>1,19E-03</text:p>
          </table:table-cell>
          <table:table-cell/>
          <table:table-cell table:formula="of:=[.J23]/([.D23]+[.G23])" office:value-type="float" office:value="0.0078126700154981" calcext:value-type="float">
            <text:p>0,00781</text:p>
          </table:table-cell>
          <table:table-cell table:formula="of:=[.J23]/SQRT([.D23]+[.G23])*SQRT([.$S$2])" office:value-type="float" office:value="0.0585122742001223" calcext:value-type="float">
            <text:p>0,05851</text:p>
          </table:table-cell>
          <table:table-cell table:formula="of:=[.M23]/([.D23]+[.G23])" office:value-type="float" office:value="0.00212571640280695" calcext:value-type="float">
            <text:p>0,00213</text:p>
          </table:table-cell>
          <table:table-cell table:formula="of:=[.M23]/SQRT([.D23]+[.G23])*SQRT([.$S$2])" office:value-type="float" office:value="0.0159203576736254" calcext:value-type="float">
            <text:p>0,01592</text:p>
          </table:table-cell>
          <table:table-cell/>
        </table:table-row>
        <table:table-row table:style-name="ro1">
          <table:table-cell office:value-type="string" calcext:value-type="string">
            <text:p>paper(mass) &amp; csv</text:p>
          </table:table-cell>
          <table:table-cell office:value-type="float" office:value="7707" calcext:value-type="float">
            <text:p>7707</text:p>
          </table:table-cell>
          <table:table-cell/>
          <table:table-cell table:formula="of:=[.B24]/[.B$3]*[.D$2]" office:value-type="float" office:value="0.0676766137364076" calcext:value-type="float">
            <text:p>6,77E-02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formula="of:=[.E24]/[.E$3]*[.G$2]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H24]/[.H$3]*[.J$2]" office:value-type="float" office:value="0.001981004922864" calcext:value-type="float">
            <text:p>1,98E-03</text:p>
          </table:table-cell>
          <table:table-cell office:value-type="float" office:value="354" calcext:value-type="float">
            <text:p>354</text:p>
          </table:table-cell>
          <table:table-cell/>
          <table:table-cell table:formula="of:=[.K24]/[.K$3]*[.M$2]" office:value-type="float" office:value="0.000607321666158" calcext:value-type="float">
            <text:p>6,07E-04</text:p>
          </table:table-cell>
          <table:table-cell/>
          <table:table-cell table:formula="of:=[.J24]/([.D24]+[.G24])" office:value-type="float" office:value="0.0292716318605978" calcext:value-type="float">
            <text:p>0,02927</text:p>
          </table:table-cell>
          <table:table-cell table:formula="of:=[.J24]/SQRT([.D24]+[.G24])*SQRT([.$S$2])" office:value-type="float" office:value="0.0761493577229033" calcext:value-type="float">
            <text:p>0,07615</text:p>
          </table:table-cell>
          <table:table-cell table:formula="of:=[.M24]/([.D24]+[.G24])" office:value-type="float" office:value="0.00897387786752225" calcext:value-type="float">
            <text:p>0,00897</text:p>
          </table:table-cell>
          <table:table-cell table:formula="of:=[.M24]/SQRT([.D24]+[.G24])*SQRT([.$S$2])" office:value-type="float" office:value="0.0233453002944961" calcext:value-type="float">
            <text:p>0,0233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percentage-style style:name="N123">
      <number:number number:decimal-places="3" loext:min-decimal-places="3" number:min-integer-digits="1"/>
      <number:text>%</number:text>
    </number:percentage-style>
    <number:percentage-style style:name="N124">
      <number:number number:decimal-places="4" loext:min-decimal-places="4" number:min-integer-digits="1"/>
      <number:text>%</number:text>
    </number:percentage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1" loext:min-decimal-places="1" number:min-integer-digits="1" number:grouping="true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-00-0000</text:date>, <text:time style:data-style-name="N2" text:time-value="15:00:44.72317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5:33:20.879268140</meta:creation-date>
    <dc:date>2017-09-06T15:02:34.150668829</dc:date>
    <meta:editing-duration>PT8H22M35S</meta:editing-duration>
    <meta:editing-cycles>7</meta:editing-cycles>
    <meta:generator>LibreOffice/5.1.6.2$Linux_X86_64 LibreOffice_project/10m0$Build-2</meta:generator>
    <meta:document-statistic meta:table-count="1" meta:cell-count="243" meta:object-count="0"/>
  </office:meta>
</office:document-meta>
</file>